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" style:parent-style-name="Абзацсписка" style:list-style-name="LFO1" style:family="paragraph">
      <style:paragraph-properties fo:line-height="115%"/>
    </style:style>
    <style:style style:name="T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" style:parent-style-name="Абзацсписка" style:list-style-name="LFO1" style:family="paragraph">
      <style:paragraph-properties fo:line-height="115%"/>
    </style:style>
    <style:style style:name="T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" style:parent-style-name="Абзацсписка" style:list-style-name="LFO1" style:family="paragraph">
      <style:paragraph-properties fo:line-height="115%"/>
    </style:style>
    <style:style style:name="T1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" style:parent-style-name="Абзацсписка" style:list-style-name="LFO1" style:family="paragraph">
      <style:paragraph-properties fo:line-height="115%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" style:parent-style-name="Абзацсписка" style:list-style-name="LFO1" style:family="paragraph">
      <style:paragraph-properties fo:line-height="115%"/>
    </style:style>
    <style:style style:name="T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" style:parent-style-name="Абзацсписка" style:list-style-name="LFO1" style:family="paragraph">
      <style:paragraph-properties fo:line-height="115%"/>
    </style:style>
    <style:style style:name="T2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" style:parent-style-name="Абзацсписка" style:list-style-name="LFO1" style:family="paragraph">
      <style:paragraph-properties fo:line-height="115%"/>
    </style:style>
    <style:style style:name="T2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6" style:parent-style-name="Абзацсписка" style:list-style-name="LFO1" style:family="paragraph">
      <style:paragraph-properties fo:line-height="115%"/>
    </style:style>
    <style:style style:name="T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" style:parent-style-name="Абзацсписка" style:family="paragraph">
      <style:paragraph-properties fo:line-height="115%"/>
      <style:text-properties style:font-name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Обычный" style:list-style-name="LFO2" style:family="paragraph">
      <style:text-properties style:font-name="Times New Roman" fo:font-size="14pt" style:font-size-asian="14pt" style:font-size-complex="14pt"/>
    </style:style>
    <style:style style:name="P33" style:parent-style-name="Обычный" style:list-style-name="LFO2" style:family="paragraph">
      <style:text-properties style:font-name="Times New Roman" fo:font-size="14pt" style:font-size-asian="14pt" style:font-size-complex="14pt"/>
    </style:style>
    <style:style style:name="P34" style:parent-style-name="Обычный" style:list-style-name="LFO2" style:family="paragraph">
      <style:text-properties style:font-name="Times New Roman" fo:font-size="14pt" style:font-size-asian="14pt" style:font-size-complex="14pt"/>
    </style:style>
    <style:style style:name="P35" style:parent-style-name="Обычный" style:list-style-name="LFO2" style:family="paragraph">
      <style:text-properties style:font-name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Обычный" style:list-style-name="LFO3" style:family="paragraph">
      <style:text-properties style:font-name="Times New Roman" fo:font-size="14pt" style:font-size-asian="14pt" style:font-size-complex="14pt"/>
    </style:style>
    <style:style style:name="P38" style:parent-style-name="Обычный" style:list-style-name="LFO3" style:family="paragraph">
      <style:text-properties style:font-name="Times New Roman" fo:font-size="14pt" style:font-size-asian="14pt" style:font-size-complex="14pt"/>
    </style:style>
    <style:style style:name="P39" style:parent-style-name="Обычный" style:list-style-name="LFO3" style:family="paragraph">
      <style:text-properties style:font-name="Times New Roman" fo:font-size="14pt" style:font-size-asian="14pt" style:font-size-complex="14pt"/>
    </style:style>
    <style:style style:name="P40" style:parent-style-name="Обычный" style:list-style-name="LFO3" style:family="paragraph">
      <style:text-properties style:font-name="Times New Roman" fo:font-size="14pt" style:font-size-asian="14pt" style:font-size-complex="14pt"/>
    </style:style>
    <style:style style:name="P41" style:parent-style-name="Обычный" style:list-style-name="LFO3" style:family="paragraph">
      <style:text-properties style:font-name="Times New Roman" fo:font-size="14pt" style:font-size-asian="14pt" style:font-size-complex="14pt"/>
    </style:style>
    <style:style style:name="P42" style:parent-style-name="Обычный" style:list-style-name="LFO3" style:family="paragraph">
      <style:text-properties style:font-name="Times New Roman" fo:font-size="14pt" style:font-size-asian="14pt" style:font-size-complex="14pt"/>
    </style:style>
    <style:style style:name="P43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44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" style:parent-style-name="Обычный" style:list-style-name="LFO4" style:family="paragraph">
      <style:text-properties style:font-name="Times New Roman" fo:font-size="14pt" style:font-size-asian="14pt" style:font-size-complex="14pt"/>
    </style:style>
    <style:style style:name="P49" style:parent-style-name="Обычный" style:list-style-name="LFO4" style:family="paragraph">
      <style:text-properties style:font-name="Times New Roman" fo:font-size="14pt" style:font-size-asian="14pt" style:font-size-complex="14pt"/>
    </style:style>
    <style:style style:name="P50" style:parent-style-name="Обычный" style:list-style-name="LFO4" style:family="paragraph">
      <style:text-properties style:font-name="Times New Roman" fo:font-size="14pt" style:font-size-asian="14pt" style:font-size-complex="14pt"/>
    </style:style>
    <style:style style:name="P51" style:parent-style-name="Обычный" style:list-style-name="LFO4" style:family="paragraph">
      <style:text-properties style:font-name="Times New Roman" fo:font-size="14pt" style:font-size-asian="14pt" style:font-size-complex="14pt"/>
    </style:style>
    <style:style style:name="P52" style:parent-style-name="Обычный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53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4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5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Обычный" style:list-style-name="LFO5" style:family="paragraph">
      <style:text-properties style:font-name="Times New Roman" fo:font-size="14pt" style:font-size-asian="14pt" style:font-size-complex="14pt"/>
    </style:style>
    <style:style style:name="P57" style:parent-style-name="Обычный" style:list-style-name="LFO5" style:family="paragraph">
      <style:text-properties style:font-name="Times New Roman" fo:font-size="14pt" style:font-size-asian="14pt" style:font-size-complex="14pt"/>
    </style:style>
    <style:style style:name="P58" style:parent-style-name="Обычный" style:list-style-name="LFO5" style:family="paragraph">
      <style:text-properties style:font-name="Times New Roman" fo:font-size="14pt" style:font-size-asian="14pt" style:font-size-complex="14pt"/>
    </style:style>
    <style:style style:name="P59" style:parent-style-name="Обычный" style:list-style-name="LFO5" style:family="paragraph">
      <style:text-properties style:font-name="Times New Roman" fo:font-size="14pt" style:font-size-asian="14pt" style:font-size-complex="14pt"/>
    </style:style>
    <style:style style:name="P60" style:parent-style-name="Обычный" style:list-style-name="LFO5" style:family="paragraph">
      <style:text-properties style:font-name="Times New Roman" fo:font-size="14pt" style:font-size-asian="14pt" style:font-size-complex="14pt"/>
    </style:style>
    <style:style style:name="P61" style:parent-style-name="Обычный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62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6" style:parent-style-name="Обычный" style:list-style-name="LFO6" style:family="paragraph">
      <style:text-properties style:font-name="Times New Roman" fo:font-size="14pt" style:font-size-asian="14pt" style:font-size-complex="14pt"/>
    </style:style>
    <style:style style:name="P67" style:parent-style-name="Обычный" style:list-style-name="LFO6" style:family="paragraph">
      <style:text-properties style:font-name="Times New Roman" fo:font-size="14pt" style:font-size-asian="14pt" style:font-size-complex="14pt"/>
    </style:style>
    <style:style style:name="P68" style:parent-style-name="Обычный" style:list-style-name="LFO6" style:family="paragraph">
      <style:text-properties style:font-name="Times New Roman" fo:font-size="14pt" style:font-size-asian="14pt" style:font-size-complex="14pt"/>
    </style:style>
    <style:style style:name="P69" style:parent-style-name="Обычный" style:list-style-name="LFO6" style:family="paragraph">
      <style:text-properties style:font-name="Times New Roman" fo:font-size="14pt" style:font-size-asian="14pt" style:font-size-complex="14pt"/>
    </style:style>
    <style:style style:name="P70" style:parent-style-name="Обычный" style:list-style-name="LFO6" style:family="paragraph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3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74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75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76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77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78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79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0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1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2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3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4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5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6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7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8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89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90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91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92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P93" style:parent-style-name="Обычный" style:list-style-name="LFO7" style:family="paragraph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6" style:parent-style-name="Обычный" style:list-style-name="LFO8" style:family="paragraph"/>
    <style:style style:name="T9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8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99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00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01" style:parent-style-name="Обычный" style:list-style-name="LFO8" style:family="paragraph"/>
    <style:style style:name="T10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3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04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05" style:parent-style-name="Обычный" style:list-style-name="LFO8" style:family="paragraph"/>
    <style:style style:name="T1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7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08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09" style:parent-style-name="Обычный" style:list-style-name="LFO8" style:family="paragraph"/>
    <style:style style:name="T1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1" style:parent-style-name="Обычный" style:list-style-name="LFO8" style:family="paragraph">
      <style:text-properties style:font-name="Times New Roman" fo:font-size="14pt" style:font-size-asian="14pt" style:font-size-complex="14pt"/>
    </style:style>
    <style:style style:name="P112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13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1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5" style:parent-style-name="Обычный" style:list-style-name="LFO9" style:family="paragraph"/>
    <style:style style:name="T1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7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18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19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20" style:parent-style-name="Обычный" style:list-style-name="LFO9" style:family="paragraph"/>
    <style:style style:name="T12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2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23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24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25" style:parent-style-name="Обычный" style:list-style-name="LFO9" style:family="paragraph"/>
    <style:style style:name="T1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7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28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29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30" style:parent-style-name="Обычный" style:list-style-name="LFO9" style:family="paragraph"/>
    <style:style style:name="T1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2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33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34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35" style:parent-style-name="Обычный" style:list-style-name="LFO9" style:family="paragraph"/>
    <style:style style:name="T1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7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38" style:parent-style-name="Обычный" style:list-style-name="LFO9" style:family="paragraph">
      <style:text-properties style:font-name="Times New Roman" fo:font-size="14pt" style:font-size-asian="14pt" style:font-size-complex="14pt"/>
    </style:style>
    <style:style style:name="P139" style:parent-style-name="Обычный" style:family="paragraph">
      <style:paragraph-properties fo:margin-left="1in">
        <style:tab-stops/>
      </style:paragraph-properties>
      <style:text-properties style:font-name="Times New Roman" fo:font-size="16pt" style:font-size-asian="16pt" style:font-size-complex="16pt"/>
    </style:style>
    <style:style style:name="P140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41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4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Обычный" style:list-style-name="LFO10" style:family="paragraph"/>
    <style:style style:name="T14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7" style:parent-style-name="Обычный" style:list-style-name="LFO10" style:family="paragraph"/>
    <style:style style:name="T1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0" style:parent-style-name="Обычный" style:list-style-name="LFO10" style:family="paragraph"/>
    <style:style style:name="T1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5" style:parent-style-name="Обычный" style:list-style-name="LFO11" style:family="paragraph"/>
    <style:style style:name="T15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8" style:parent-style-name="Обычный" style:list-style-name="LFO11" style:family="paragraph"/>
    <style:style style:name="T1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1" style:parent-style-name="Обычный" style:list-style-name="LFO11" style:family="paragraph"/>
    <style:style style:name="T16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4" style:parent-style-name="Обычный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165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66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6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8" style:parent-style-name="Обычный" style:list-style-name="LFO12" style:family="paragraph"/>
    <style:style style:name="T16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1" style:parent-style-name="Обычный" style:list-style-name="LFO12" style:family="paragraph"/>
    <style:style style:name="T17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4" style:parent-style-name="Обычный" style:list-style-name="LFO12" style:family="paragraph"/>
    <style:style style:name="T17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7" style:parent-style-name="Обычный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178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79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8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1" style:parent-style-name="Обычный" style:list-style-name="LFO13" style:family="paragraph"/>
    <style:style style:name="T18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4" style:parent-style-name="Обычный" style:list-style-name="LFO13" style:family="paragraph"/>
    <style:style style:name="T1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7" style:parent-style-name="Обычный" style:list-style-name="LFO13" style:family="paragraph"/>
    <style:style style:name="T18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0" style:parent-style-name="Обычный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191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9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9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4" style:parent-style-name="Обычный" style:list-style-name="LFO14" style:family="paragraph"/>
    <style:style style:name="T1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7" style:parent-style-name="Обычный" style:list-style-name="LFO14" style:family="paragraph"/>
    <style:style style:name="T19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0" style:parent-style-name="Обычный" style:list-style-name="LFO14" style:family="paragraph"/>
    <style:style style:name="T20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4" style:parent-style-name="Обычный" style:list-style-name="LFO15" style:family="paragraph">
      <style:text-properties style:font-name="Times New Roman" fo:font-size="14pt" style:font-size-asian="14pt" style:font-size-complex="14pt"/>
    </style:style>
    <style:style style:name="P205" style:parent-style-name="Обычный" style:list-style-name="LFO15" style:family="paragraph">
      <style:text-properties style:font-name="Times New Roman" fo:font-size="14pt" style:font-size-asian="14pt" style:font-size-complex="14pt"/>
    </style:style>
    <style:style style:name="P206" style:parent-style-name="Обычный" style:family="paragraph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ТЗ на создание базы данных для маникюрного салона</text:span></text:p>
      <text:p text:style-name="P3">в соответствии с ГОСТ 34.602-89:</text:p>
      <text:p text:style-name="Обычный"/>
      <text:p text:style-name="Обычный"><text:span text:style-name="T4">Раздел 1. Общие сведения</text:span></text:p>
      <text:list text:style-name="LFO1" text:continue-numbering="true">
        <text:list-item>
          <text:list>
            <text:list-item>
              <text:p text:style-name="P5"><text:span text:style-name="T6">Наименование системы:</text:span><text:span text:style-name="T7"> База данных маникюрного салона</text:span></text:p>
            </text:list-item>
            <text:list-item>
              <text:p text:style-name="P8"><text:span text:style-name="T9">Язык программирования:<text:s/></text:span><text:span text:style-name="T10">Java</text:span></text:p>
            </text:list-item>
            <text:list-item>
              <text:p text:style-name="P11"><text:span text:style-name="T12">Студент:</text:span><text:span text:style-name="T13"> Булычева А.А.</text:span></text:p>
            </text:list-item>
            <text:list-item>
              <text:p text:style-name="P14"><text:span text:style-name="T15">Группа:</text:span><text:span text:style-name="T16"> 4ИСиП-21-1</text:span></text:p>
            </text:list-item>
            <text:list-item>
              <text:p text:style-name="P17"><text:span text:style-name="T18">Преподаватель</text:span><text:span text:style-name="T19">: Гутянская Е.М.</text:span></text:p>
            </text:list-item>
            <text:list-item>
              <text:p text:style-name="P20"><text:span text:style-name="T21">Дата начала разработки:</text:span><text:span text:style-name="T22"> 11.10.2023</text:span></text:p>
            </text:list-item>
            <text:list-item>
              <text:p text:style-name="P23"><text:span text:style-name="T24">Дата окончания разработки:</text:span><text:span text:style-name="T25"> 11.11.2023</text:span></text:p>
            </text:list-item>
            <text:list-item>
              <text:p text:style-name="P26"><text:span text:style-name="T27">Организация:</text:span><text:span text:style-name="T28"><text:s/>ГБПОУ НРТК</text:span></text:p>
            </text:list-item>
          </text:list>
        </text:list-item>
      </text:list>
      <text:p text:style-name="P29"/>
      <text:p text:style-name="Обычный"><text:span text:style-name="T30">2.3. Цели и задачи создания системы</text:span></text:p>
      <text:p text:style-name="Обычный"><text:span text:style-name="T31">2.3.1. Цели:</text:span></text:p>
      <text:list text:style-name="LFO2" text:continue-numbering="true">
        <text:list-item>
          <text:p text:style-name="P32">Автоматизация ведения учета клиентов, услуг, материалов и финансовых операций.</text:p>
        </text:list-item>
        <text:list-item>
          <text:p text:style-name="P33">Упрощение и ускорение процессов обслуживания клиентов.</text:p>
        </text:list-item>
        <text:list-item>
          <text:p text:style-name="P34">Повышение эффективности работы салона за счет оптимизации ресурсов.</text:p>
        </text:list-item>
        <text:list-item>
          <text:p text:style-name="P35">Создание единой информационной базы для анализа и планирования.</text:p>
        </text:list-item>
      </text:list>
      <text:p text:style-name="Обычный"><text:span text:style-name="T36">2.3.2. Задачи:</text:span></text:p>
      <text:list text:style-name="LFO3" text:continue-numbering="true">
        <text:list-item>
          <text:p text:style-name="P37">Создание базы данных, содержащей информацию о клиентах, услугах, мастерах, материалах, ценах и пр.</text:p>
        </text:list-item>
        <text:list-item>
          <text:p text:style-name="P38">Разработка интерфейса для удобного ввода, редактирования и просмотра данных.</text:p>
        </text:list-item>
        <text:list-item>
          <text:p text:style-name="P39">Реализация функционала для записи клиентов на услуги, учета посещений, контроля за наличием материалов.</text:p>
        </text:list-item>
        <text:list-item>
          <text:p text:style-name="P40">Обеспечение возможности ведения финансовой отчетности по услугам и расходам.</text:p>
        </text:list-item>
        <text:list-item>
          <text:p text:style-name="P41">Внедрение системы контроля доступа для персонала.</text:p>
        </text:list-item>
        <text:list-item>
          <text:p text:style-name="P42">Обеспечение резервного копирования и восстановления данных.</text:p>
        </text:list-item>
      </text:list>
      <text:p text:style-name="P43"/>
      <text:p text:style-name="Обычный"><text:span text:style-name="T44">Раздел 2. Назначение и цели создания (развития) системы</text:span></text:p>
      <text:p text:style-name="Обычный"><text:span text:style-name="T45">2.4. Назначение:</text:span><text:span text:style-name="T46"> Создать автоматизированную систему для эффективного управления маникюрным салоном.</text:span></text:p>
      <text:p text:style-name="Обычный"><text:span text:style-name="T47">2.4.1. Цели:</text:span></text:p>
      <text:list text:style-name="LFO4" text:continue-numbering="true">
        <text:list-item>
          <text:p text:style-name="P48">Упростить и автоматизировать рутинные операции.</text:p>
        </text:list-item>
        <text:list-item>
          <text:p text:style-name="P49">Повысить качество обслуживания клиентов.</text:p>
        </text:list-item>
        <text:list-item>
          <text:p text:style-name="P50">Улучшить планирование и анализ деятельности салона.</text:p>
        </text:list-item>
        <text:list-item>
          <text:p text:style-name="P51">Снизить затраты и повысить прибыль.</text:p>
        </text:list-item>
      </text:list>
      <text:p text:style-name="P52"/>
      <text:p text:style-name="P53"/>
      <text:p text:style-name="Обычный"><text:span text:style-name="T54">Раздел 3. Характеристики объекта автоматизации</text:span></text:p>
      <text:p text:style-name="Обычный"><text:span text:style-name="T55">2.5. Характеристики объекта автоматизации:</text:span></text:p>
      <text:list text:style-name="LFO5" text:continue-numbering="true">
        <text:list-item>
          <text:p text:style-name="P56">Маникюрный салон, предоставляющий услуги по уходу за ногтями.</text:p>
        </text:list-item>
        <text:list-item>
          <text:p text:style-name="P57">В салоне работают мастера различной квалификации.</text:p>
        </text:list-item>
        <text:list-item>
          <text:p text:style-name="P58">Салон использует различные материалы и инструменты для предоставления услуг.</text:p>
        </text:list-item>
        <text:list-item>
          <text:p text:style-name="P59">Салон обслуживает клиентов с разными потребностями и бюджетами.</text:p>
        </text:list-item>
        <text:list-item>
          <text:p text:style-name="P60">Салон должен учитывать специфику работы с клиентами, например, их предпочтения, записи на услуги, пожелания по материалам.</text:p>
        </text:list-item>
      </text:list>
      <text:p text:style-name="P61"/>
      <text:p text:style-name="P62"/>
      <text:p text:style-name="Обычный"><text:span text:style-name="T63">Раздел 4. Требования к системе</text:span></text:p>
      <text:p text:style-name="Обычный"><text:span text:style-name="T64">4.1. Требования к системе в целом</text:span></text:p>
      <text:p text:style-name="Обычный"><text:span text:style-name="T65">2.6.1. Основные требования:</text:span></text:p>
      <text:list text:style-name="LFO6" text:continue-numbering="true">
        <text:list-item>
          <text:p text:style-name="P66">Система должна быть простой в использовании и понятной для персонала салона.</text:p>
        </text:list-item>
        <text:list-item>
          <text:p text:style-name="P67">Система должна быть надежной и защищенной от несанкционированного доступа.</text:p>
        </text:list-item>
        <text:list-item>
          <text:p text:style-name="P68">Система должна быть совместима с используемым в салоне оборудованием и программным обеспечением.</text:p>
        </text:list-item>
        <text:list-item>
          <text:p text:style-name="P69">Система должна иметь возможность интеграции с другими системами, например, с системой онлайн-записи.</text:p>
        </text:list-item>
        <text:list-item>
          <text:p text:style-name="P70">Система должна соответствовать требованиям законодательства РФ по защите персональных данных.</text:p>
        </text:list-item>
      </text:list>
      <text:p text:style-name="Обычный"><text:span text:style-name="T71">4.2. Требования к функциям (задачам), выполняемым системой</text:span></text:p>
      <text:p text:style-name="Обычный"><text:span text:style-name="T72">2.6.2. Функции (задачи) системы:</text:span></text:p>
      <text:list text:style-name="LFO7" text:continue-numbering="true">
        <text:list-item>
          <text:p text:style-name="P73">Ведение клиентской базы:</text:p>
          <text:list text:continue-numbering="true">
            <text:list-item>
              <text:p text:style-name="P74">Добавление, редактирование и удаление информации о клиентах.</text:p>
            </text:list-item>
            <text:list-item>
              <text:p text:style-name="P75">Хранение контактных данных, истории посещений, предпочтений по услугам и материалам.</text:p>
            </text:list-item>
            <text:list-item>
              <text:p text:style-name="P76">Поиск клиентов по различным критериям.</text:p>
            </text:list-item>
          </text:list>
        </text:list-item>
        <text:list-item>
          <text:p text:style-name="P77">Учет услуг:</text:p>
          <text:list text:continue-numbering="true">
            <text:list-item>
              <text:p text:style-name="P78">Добавление, редактирование и удаление информации об услугах.</text:p>
            </text:list-item>
            <text:list-item>
              <text:p text:style-name="P79">Указание стоимости, времени выполнения и используемых материалов.</text:p>
            </text:list-item>
          </text:list>
        </text:list-item>
        <text:list-item>
          <text:p text:style-name="P80">Учет мастеров:</text:p>
          <text:list text:continue-numbering="true">
            <text:list-item>
              <text:p text:style-name="P81">Добавление, редактирование и удаление информации о мастерах.</text:p>
            </text:list-item>
            <text:list-item>
              <text:p text:style-name="P82">Назначение мастеров к услугам, ведение графика работы.</text:p>
            </text:list-item>
          </text:list>
        </text:list-item>
        <text:list-item>
          <text:p text:style-name="P83">Учет материалов:</text:p>
          <text:list text:continue-numbering="true">
            <text:list-item>
              <text:p text:style-name="P84">Добавление, редактирование и удаление информации о материалах.</text:p>
            </text:list-item>
            <text:list-item>
              <text:p text:style-name="P85">Контроль наличия, поступления и расхода материалов.</text:p>
            </text:list-item>
          </text:list>
        </text:list-item>
        <text:list-item>
          <text:p text:style-name="P86">Запись клиентов на услуги:</text:p>
          <text:list text:continue-numbering="true">
            <text:list-item>
              <text:p text:style-name="P87">Возможность записи клиентов онлайн или по телефону.</text:p>
            </text:list-item>
            <text:list-item>
              <text:p text:style-name="P88">Назначение услуг и мастеров, учет времени выполнения.</text:p>
            </text:list-item>
            <text:list-item>
              <text:p text:style-name="P89">Отправка уведомлений о записи клиентам.</text:p>
            </text:list-item>
          </text:list>
        </text:list-item>
        <text:list-item>
          <text:p text:style-name="P90">Учет финансовых операций:</text:p>
          <text:list text:continue-numbering="true">
            <text:list-item>
              <text:p text:style-name="P91">Регистрация поступлений от клиентов.</text:p>
            </text:list-item>
            <text:list-item>
              <text:p text:style-name="P92">Ведение учета расходов на материалы и зарплату.</text:p>
            </text:list-item>
            <text:list-item>
              <text:p text:style-name="P93">Формирование отчетности по доходам и расходам.</text:p>
            </text:list-item>
          </text:list>
        </text:list-item>
      </text:list>
      <text:p text:style-name="Обычный"><text:span text:style-name="T94">4.3. Требования к видам обеспечения</text:span></text:p>
      <text:p text:style-name="Обычный"><text:span text:style-name="T95">2.6.3. Требования к видам обеспечения:</text:span></text:p>
      <text:list text:style-name="LFO8" text:continue-numbering="true">
        <text:list-item>
          <text:p text:style-name="P96"><text:span text:style-name="T97">Программное обеспечение:</text:span></text:p>
          <text:list text:continue-numbering="true">
            <text:list-item>
              <text:p text:style-name="P98">Система должна быть разработана на платформе, совместимой с операционной системой, используемой в салоне.</text:p>
            </text:list-item>
            <text:list-item>
              <text:p text:style-name="P99">Система должна иметь дружественный интерфейс и быть легкой в использовании.</text:p>
            </text:list-item>
            <text:list-item>
              <text:p text:style-name="P100">Система должна быть защищена от вирусов и других угроз безопасности.</text:p>
            </text:list-item>
          </text:list>
        </text:list-item>
        <text:list-item>
          <text:p text:style-name="P101"><text:span text:style-name="T102">Техническое обеспечение:</text:span></text:p>
          <text:list text:continue-numbering="true">
            <text:list-item>
              <text:p text:style-name="P103">Система должна быть установлена на сервере, который соответствует требованиям к производительности и безопасности.</text:p>
            </text:list-item>
            <text:list-item>
              <text:p text:style-name="P104">Система должна быть доступна через сеть Интернет или локальную сеть.</text:p>
            </text:list-item>
          </text:list>
        </text:list-item>
        <text:list-item>
          <text:p text:style-name="P105"><text:span text:style-name="T106">Информационное обеспечение:</text:span></text:p>
          <text:list text:continue-numbering="true">
            <text:list-item>
              <text:p text:style-name="P107">Система должна содержать актуальную информацию о клиентах, услугах, мастерах и материалах.</text:p>
            </text:list-item>
            <text:list-item>
              <text:p text:style-name="P108">Система должна иметь возможность интеграции с другими информационными системами.</text:p>
            </text:list-item>
          </text:list>
        </text:list-item>
        <text:list-item>
          <text:p text:style-name="P109"><text:span text:style-name="T110">Кадровое обеспечение:</text:span></text:p>
          <text:list text:continue-numbering="true">
            <text:list-item>
              <text:p text:style-name="P111">Салон должен иметь сотрудников, обученных работе с системой.</text:p>
            </text:list-item>
          </text:list>
        </text:list-item>
      </text:list>
      <text:p text:style-name="P112"/>
      <text:p text:style-name="Обычный"><text:span text:style-name="T113">Раздел 5. Состав и содержание работ по созданию (развитию) системы</text:span></text:p>
      <text:p text:style-name="Обычный"><text:span text:style-name="T114">2.7. Состав и содержание работ:</text:span></text:p>
      <text:list text:style-name="LFO9" text:continue-numbering="true">
        <text:list-item>
          <text:p text:style-name="P115"><text:span text:style-name="T116">Проектирование базы данных:</text:span></text:p>
          <text:list text:continue-numbering="true">
            <text:list-item>
              <text:p text:style-name="P117">Разработка архитектуры базы данных.</text:p>
            </text:list-item>
            <text:list-item>
              <text:p text:style-name="P118">Определение структуры таблиц и связей между ними.</text:p>
            </text:list-item>
            <text:list-item>
              <text:p text:style-name="P119">Выбор системы управления базами данных (СУБД).</text:p>
            </text:list-item>
          </text:list>
        </text:list-item>
        <text:list-item>
          <text:p text:style-name="P120"><text:span text:style-name="T121">Разработка программного обеспечения:</text:span></text:p>
          <text:list text:continue-numbering="true">
            <text:list-item>
              <text:p text:style-name="P122">Разработка пользовательского интерфейса (UI).</text:p>
            </text:list-item>
            <text:list-item>
              <text:p text:style-name="P123">Разработка серверной части системы.</text:p>
            </text:list-item>
            <text:list-item>
              <text:p text:style-name="P124">Разработка функционала для работы с данными.</text:p>
            </text:list-item>
          </text:list>
        </text:list-item>
        <text:list-item>
          <text:p text:style-name="P125"><text:span text:style-name="T126">Тестирование и отладка системы:</text:span></text:p>
          <text:list text:continue-numbering="true">
            <text:list-item>
              <text:p text:style-name="P127">Проведение функционального тестирования системы.</text:p>
            </text:list-item>
            <text:list-item>
              <text:p text:style-name="P128">Проведение нагрузочного тестирования.</text:p>
            </text:list-item>
            <text:list-item>
              <text:p text:style-name="P129">Исправление ошибок и доработка системы.</text:p>
            </text:list-item>
          </text:list>
        </text:list-item>
        <text:list-item>
          <text:p text:style-name="P130"><text:span text:style-name="T131">Внедрение системы:</text:span></text:p>
          <text:list text:continue-numbering="true">
            <text:list-item>
              <text:p text:style-name="P132">Установка системы на сервер.</text:p>
            </text:list-item>
            <text:list-item>
              <text:p text:style-name="P133">Настройка системы.</text:p>
            </text:list-item>
            <text:list-item>
              <text:p text:style-name="P134">Обучение персонала работе с системой.</text:p>
            </text:list-item>
          </text:list>
        </text:list-item>
        <text:list-item>
          <text:p text:style-name="P135"><text:span text:style-name="T136">Техническая поддержка:</text:span></text:p>
          <text:list text:continue-numbering="true">
            <text:list-item>
              <text:p text:style-name="P137">Предоставление технической поддержки пользователям системы.</text:p>
            </text:list-item>
            <text:list-item>
              <text:p text:style-name="P138">Обновление и развитие системы.</text:p>
            </text:list-item>
          </text:list>
        </text:list-item>
      </text:list>
      <text:p text:style-name="P139"/>
      <text:p text:style-name="P140"/>
      <text:p text:style-name="Обычный"><text:span text:style-name="T141">Раздел 6. Порядок контроля и приемки системы</text:span></text:p>
      <text:p text:style-name="Обычный"><text:span text:style-name="T142">6.1. Виды, состав, объем и методы испытаний системы и ее составных частей</text:span></text:p>
      <text:p text:style-name="Обычный"><text:span text:style-name="T143">2.8.1. Виды испытаний:</text:span></text:p>
      <text:list text:style-name="LFO10" text:continue-numbering="true">
        <text:list-item>
          <text:p text:style-name="P144"><text:span text:style-name="T145">Функциональное тестирование:</text:span><text:span text:style-name="T146"> проверка соответствия функционала системы требованиям ТЗ.</text:span></text:p>
        </text:list-item>
        <text:list-item>
          <text:p text:style-name="P147"><text:span text:style-name="T148">Нагрузочное тестирование:</text:span><text:span text:style-name="T149"> проверка устойчивости системы к нагрузкам.</text:span></text:p>
        </text:list-item>
        <text:list-item>
          <text:p text:style-name="P150"><text:span text:style-name="T151">Тестирование безопасности:</text:span><text:span text:style-name="T152"> проверка защиты системы от несанкционированного доступа.</text:span></text:p>
        </text:list-item>
      </text:list>
      <text:p text:style-name="Обычный"><text:span text:style-name="T153">6.2. Общие требования к приемке работ по стадиям</text:span></text:p>
      <text:p text:style-name="Обычный"><text:span text:style-name="T154">2.8.2. Требования к приемке:</text:span></text:p>
      <text:list text:style-name="LFO11" text:continue-numbering="true">
        <text:list-item>
          <text:p text:style-name="P155"><text:span text:style-name="T156">Проектная документация:</text:span><text:span text:style-name="T157"> должна быть согласована с заказчиком.</text:span></text:p>
        </text:list-item>
        <text:list-item>
          <text:p text:style-name="P158"><text:span text:style-name="T159">Программное обеспечение:</text:span><text:span text:style-name="T160"> должно пройти все виды испытаний и соответствовать требованиям ТЗ.</text:span></text:p>
        </text:list-item>
        <text:list-item>
          <text:p text:style-name="P161"><text:span text:style-name="T162">Система в целом:</text:span><text:span text:style-name="T163"> должна быть установлена и настроена в соответствии с требованиями ТЗ.</text:span></text:p>
        </text:list-item>
      </text:list>
      <text:p text:style-name="P164"/>
      <text:p text:style-name="P165"/>
      <text:p text:style-name="Обычный"><text:span text:style-name="T166">Раздел 7. Требования к составу и содержанию работ по подготовке объекта автоматизации к вводу системы в действие</text:span></text:p>
      <text:p text:style-name="Обычный"><text:span text:style-name="T167">2.9. Подготовка объекта автоматизации:</text:span></text:p>
      <text:list text:style-name="LFO12" text:continue-numbering="true">
        <text:list-item>
          <text:p text:style-name="P168"><text:span text:style-name="T169">Обучение персонала:</text:span><text:span text:style-name="T170"> обучение работе с системой.</text:span></text:p>
        </text:list-item>
        <text:list-item>
          <text:p text:style-name="P171"><text:span text:style-name="T172">Подготовка данных:</text:span><text:span text:style-name="T173"> ввод информации в систему.</text:span></text:p>
        </text:list-item>
        <text:list-item>
          <text:p text:style-name="P174"><text:span text:style-name="T175">Тестовый режим:</text:span><text:span text:style-name="T176"> запуск системы в тестовом режиме для проверки функциональности.</text:span></text:p>
        </text:list-item>
      </text:list>
      <text:p text:style-name="P177"/>
      <text:p text:style-name="P178"/>
      <text:p text:style-name="Обычный"><text:span text:style-name="T179">Раздел 8. Требования к документированию</text:span></text:p>
      <text:p text:style-name="Обычный"><text:span text:style-name="T180">2.10. Документирование:</text:span></text:p>
      <text:list text:style-name="LFO13" text:continue-numbering="true">
        <text:list-item>
          <text:p text:style-name="P181"><text:span text:style-name="T182">Техническая документация:</text:span><text:span text:style-name="T183"> описание архитектуры, функционала, технических характеристик системы.</text:span></text:p>
        </text:list-item>
        <text:list-item>
          <text:p text:style-name="P184"><text:span text:style-name="T185">Пользовательская документация:</text:span><text:span text:style-name="T186"> руководство пользователя по работе с системой.</text:span></text:p>
        </text:list-item>
        <text:list-item>
          <text:p text:style-name="P187"><text:span text:style-name="T188">Руководство по администрированию:</text:span><text:span text:style-name="T189"> описание процедуры настройки и администрирования системы.</text:span></text:p>
        </text:list-item>
      </text:list>
      <text:p text:style-name="P190"/>
      <text:p text:style-name="P191"/>
      <text:p text:style-name="Обычный"><text:span text:style-name="T192">Раздел 9. Источники разработки</text:span></text:p>
      <text:p text:style-name="Обычный"><text:span text:style-name="T193">2.11. Источники разработки:</text:span></text:p>
      <text:list text:style-name="LFO14" text:continue-numbering="true">
        <text:list-item>
          <text:p text:style-name="P194"><text:span text:style-name="T195">Существующие программные продукты:</text:span><text:span text:style-name="T196"> могут быть использованы для создания некоторых модулей системы.</text:span></text:p>
        </text:list-item>
        <text:list-item>
          <text:p text:style-name="P197"><text:span text:style-name="T198">Открытый код:</text:span><text:span text:style-name="T199"> могут быть использованы для создания некоторых элементов системы.</text:span></text:p>
        </text:list-item>
        <text:list-item>
          <text:p text:style-name="P200"><text:span text:style-name="T201">Специализированная литература:</text:span><text:span text:style-name="T202"> может быть использована для изучения технологий разработки систем.</text:span></text:p>
        </text:list-item>
      </text:list>
      <text:p text:style-name="Обычный"><text:span text:style-name="T203">Примечание:</text:span></text:p>
      <text:list text:style-name="LFO15" text:continue-numbering="true">
        <text:list-item>
          <text:p text:style-name="P204">Данное техническое задание является примером и может быть дополнено или изменено в зависимости от конкретных требований к системе.</text:p>
        </text:list-item>
        <text:list-item>
          <text:p text:style-name="P205">В процессе разработки системы могут быть внесены изменения в ТЗ, которые должны быть согласованы с заказчиком.</text:p>
        </text:list-item>
      </text:list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1LVL2" style:family="text">
      <style:text-properties fo:font-weight="bold" style:font-weight-asian="bold"/>
    </style:style>
    <style:style style:name="WW_CharLFO1LVL3" style:family="text">
      <style:text-properties fo:font-weight="bold" style:font-weight-asian="bold"/>
    </style:style>
    <style:style style:name="WW_CharLFO1LVL4" style:family="text">
      <style:text-properties fo:font-weight="bold" style:font-weight-asian="bold"/>
    </style:style>
    <style:style style:name="WW_CharLFO1LVL5" style:family="text">
      <style:text-properties fo:font-weight="bold" style:font-weight-asian="bold"/>
    </style:style>
    <style:style style:name="WW_CharLFO1LVL6" style:family="text">
      <style:text-properties fo:font-weight="bold" style:font-weight-asian="bold"/>
    </style:style>
    <style:style style:name="WW_CharLFO1LVL7" style:family="text">
      <style:text-properties fo:font-weight="bold" style:font-weight-asian="bold"/>
    </style:style>
    <style:style style:name="WW_CharLFO1LVL8" style:family="text">
      <style:text-properties fo:font-weight="bold" style:font-weight-asian="bold"/>
    </style:style>
    <style:style style:name="WW_CharLFO1LVL9" style:family="text">
      <style:text-properties fo:font-weight="bold" style:font-weight-asian="bold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onor</meta:initial-creator>
    <dc:creator>Honor</dc:creator>
    <meta:creation-date>2024-11-07T05:57:00Z</meta:creation-date>
    <dc:date>2024-11-11T09:52:00Z</dc:date>
    <meta:template xlink:href="Normal.dotm" xlink:type="simple"/>
    <meta:editing-cycles>7</meta:editing-cycles>
    <meta:editing-duration>PT3960S</meta:editing-duration>
    <meta:document-statistic meta:page-count="10" meta:paragraph-count="14" meta:word-count="1066" meta:character-count="7134" meta:row-count="50" meta:non-whitespace-character-count="6082"/>
  </office:meta>
</office:document-meta>
</file>